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acb" officeooo:paragraph-rsid="00147acb"/>
    </style:style>
    <style:style style:name="P2" style:family="paragraph" style:parent-style-name="Standard">
      <style:text-properties officeooo:rsid="00147acb" officeooo:paragraph-rsid="002c6fb1"/>
    </style:style>
    <style:style style:name="P3" style:family="paragraph" style:parent-style-name="Standard">
      <style:text-properties officeooo:rsid="0015b959" officeooo:paragraph-rsid="0015b959"/>
    </style:style>
    <style:style style:name="P4" style:family="paragraph" style:parent-style-name="Standard">
      <style:text-properties officeooo:rsid="0016cccc" officeooo:paragraph-rsid="0016cccc"/>
    </style:style>
    <style:style style:name="P5" style:family="paragraph" style:parent-style-name="Standard">
      <style:text-properties officeooo:rsid="0016cccc" officeooo:paragraph-rsid="001abe8a"/>
    </style:style>
    <style:style style:name="P6" style:family="paragraph" style:parent-style-name="Standard">
      <style:text-properties officeooo:rsid="0017d9d0" officeooo:paragraph-rsid="0017d9d0"/>
    </style:style>
    <style:style style:name="P7" style:family="paragraph" style:parent-style-name="Standard">
      <style:text-properties style:font-name="Andale Mono" fo:font-size="10pt" officeooo:rsid="00147acb" officeooo:paragraph-rsid="00147acb" style:font-size-asian="10pt" style:font-size-complex="10pt"/>
    </style:style>
    <style:style style:name="P8" style:family="paragraph" style:parent-style-name="Standard">
      <style:text-properties style:font-name="Andale Mono" fo:font-size="10pt" officeooo:rsid="0015b959" officeooo:paragraph-rsid="0015b959" style:font-size-asian="10pt" style:font-size-complex="10pt"/>
    </style:style>
    <style:style style:name="P9" style:family="paragraph" style:parent-style-name="Standard">
      <style:text-properties style:font-name="Andale Mono" fo:font-size="10pt" officeooo:rsid="0025f4fa" officeooo:paragraph-rsid="0025f4fa" style:font-size-asian="10pt" style:font-size-complex="10pt"/>
    </style:style>
    <style:style style:name="P10" style:family="paragraph" style:parent-style-name="Standard">
      <style:text-properties style:font-name="Andale Mono" fo:font-size="10pt" officeooo:rsid="0025f4fa" officeooo:paragraph-rsid="003836ea" style:font-size-asian="10pt" style:font-size-complex="10pt"/>
    </style:style>
    <style:style style:name="P11" style:family="paragraph" style:parent-style-name="Standard">
      <style:text-properties style:font-name="Andale Mono" fo:font-size="10pt" officeooo:rsid="0027241a" officeooo:paragraph-rsid="0027241a" style:font-size-asian="10pt" style:font-size-complex="10pt"/>
    </style:style>
    <style:style style:name="P12" style:family="paragraph" style:parent-style-name="Standard">
      <style:text-properties style:font-name="Andale Mono" fo:font-size="10pt" officeooo:rsid="002c6fb1" officeooo:paragraph-rsid="002c6fb1" style:font-size-asian="10pt" style:font-size-complex="10pt"/>
    </style:style>
    <style:style style:name="P13" style:family="paragraph" style:parent-style-name="Standard">
      <style:text-properties style:font-name="Andale Mono" fo:font-size="10pt" officeooo:rsid="002c8922" officeooo:paragraph-rsid="002c8922" style:font-size-asian="10pt" style:font-size-complex="10pt"/>
    </style:style>
    <style:style style:name="P14" style:family="paragraph" style:parent-style-name="Standard">
      <style:text-properties style:font-name="Andale Mono" fo:font-size="10pt" officeooo:rsid="002cc64e" officeooo:paragraph-rsid="002cc64e" style:font-size-asian="10pt" style:font-size-complex="10pt"/>
    </style:style>
    <style:style style:name="P15" style:family="paragraph" style:parent-style-name="Standard">
      <style:text-properties style:font-name="Andale Mono" fo:font-size="10pt" officeooo:rsid="002cc64e" officeooo:paragraph-rsid="002ebbae" style:font-size-asian="10pt" style:font-size-complex="10pt"/>
    </style:style>
    <style:style style:name="P16" style:family="paragraph" style:parent-style-name="Standard">
      <style:text-properties style:font-name="Andale Mono" fo:font-size="10pt" officeooo:rsid="002ebbae" officeooo:paragraph-rsid="002ebbae" style:font-size-asian="10pt" style:font-size-complex="10pt"/>
    </style:style>
    <style:style style:name="P17" style:family="paragraph" style:parent-style-name="Standard">
      <style:text-properties style:font-name="Andale Mono" fo:font-size="10pt" officeooo:rsid="00303e42" officeooo:paragraph-rsid="00303e42" style:font-size-asian="10pt" style:font-size-complex="10pt"/>
    </style:style>
    <style:style style:name="P18" style:family="paragraph" style:parent-style-name="Standard">
      <style:text-properties style:font-name="Andale Mono" fo:font-size="10pt" officeooo:rsid="0033d4f8" officeooo:paragraph-rsid="00354caa" style:font-size-asian="10pt" style:font-size-complex="10pt"/>
    </style:style>
    <style:style style:name="P19" style:family="paragraph" style:parent-style-name="Standard">
      <style:text-properties style:font-name="Andale Mono" fo:font-size="10pt" officeooo:rsid="003836ea" officeooo:paragraph-rsid="003836ea" style:font-size-asian="10pt" style:font-size-complex="10pt"/>
    </style:style>
    <style:style style:name="P20" style:family="paragraph" style:parent-style-name="Standard">
      <style:text-properties style:font-name="Andale Mono" fo:font-size="10pt" officeooo:rsid="0031d837" officeooo:paragraph-rsid="0031d837" style:font-size-asian="10pt" style:font-size-complex="10pt"/>
    </style:style>
    <style:style style:name="P21" style:family="paragraph" style:parent-style-name="Standard">
      <style:text-properties officeooo:rsid="001940fc" officeooo:paragraph-rsid="001940fc"/>
    </style:style>
    <style:style style:name="P22" style:family="paragraph" style:parent-style-name="Standard">
      <style:text-properties officeooo:rsid="001940fc" officeooo:paragraph-rsid="001bc48e"/>
    </style:style>
    <style:style style:name="P23" style:family="paragraph" style:parent-style-name="Standard">
      <style:text-properties officeooo:rsid="001940fc" officeooo:paragraph-rsid="001df0d7"/>
    </style:style>
    <style:style style:name="P24" style:family="paragraph" style:parent-style-name="Standard">
      <style:text-properties officeooo:rsid="001940fc" officeooo:paragraph-rsid="00211025"/>
    </style:style>
    <style:style style:name="P25" style:family="paragraph" style:parent-style-name="Standard">
      <style:text-properties officeooo:rsid="001940fc" officeooo:paragraph-rsid="002220e9"/>
    </style:style>
    <style:style style:name="P26" style:family="paragraph" style:parent-style-name="Standard">
      <style:text-properties officeooo:rsid="001940fc" officeooo:paragraph-rsid="00232bd9"/>
    </style:style>
    <style:style style:name="P27" style:family="paragraph" style:parent-style-name="Standard">
      <style:text-properties officeooo:rsid="001940fc" officeooo:paragraph-rsid="003842fe"/>
    </style:style>
    <style:style style:name="P28" style:family="paragraph" style:parent-style-name="Standard">
      <style:text-properties officeooo:rsid="001940fc" officeooo:paragraph-rsid="003a1f0e"/>
    </style:style>
    <style:style style:name="P29" style:family="paragraph" style:parent-style-name="Standard">
      <style:text-properties officeooo:rsid="0025e6f5" officeooo:paragraph-rsid="0025e6f5"/>
    </style:style>
    <style:style style:name="P30" style:family="paragraph" style:parent-style-name="Standard">
      <style:text-properties officeooo:rsid="0025e6f5" officeooo:paragraph-rsid="0025f4fa"/>
    </style:style>
    <style:style style:name="P31" style:family="paragraph" style:parent-style-name="Standard">
      <style:text-properties style:font-name="Liberation Serif" fo:font-size="12pt" officeooo:rsid="0025e6f5" officeooo:paragraph-rsid="00285309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5e6f5" officeooo:paragraph-rsid="00297879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5e6f5" officeooo:paragraph-rsid="003836ea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25e6f5" officeooo:paragraph-rsid="003a1f0e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25e6f5" officeooo:paragraph-rsid="003842fe" style:font-size-asian="12pt" style:font-size-complex="12pt"/>
    </style:style>
    <style:style style:name="P36" style:family="paragraph" style:parent-style-name="Standard">
      <style:text-properties officeooo:rsid="001fa180" officeooo:paragraph-rsid="001fa180"/>
    </style:style>
    <style:style style:name="P37" style:family="paragraph" style:parent-style-name="Standard">
      <style:text-properties officeooo:rsid="001fa180" officeooo:paragraph-rsid="002220e9"/>
    </style:style>
    <style:style style:name="P38" style:family="paragraph" style:parent-style-name="Standard">
      <style:text-properties officeooo:rsid="001fa180" officeooo:paragraph-rsid="00232bd9"/>
    </style:style>
    <style:style style:name="P39" style:family="paragraph" style:parent-style-name="Standard">
      <style:text-properties officeooo:rsid="001bc48e" officeooo:paragraph-rsid="0031d837"/>
    </style:style>
    <style:style style:name="P40" style:family="paragraph" style:parent-style-name="Standard">
      <style:text-properties fo:color="#000000" style:font-name="Andale Mono" fo:font-size="10pt" officeooo:rsid="003836ea" officeooo:paragraph-rsid="003842fe" style:font-size-asian="10pt" style:font-size-complex="10pt"/>
    </style:style>
    <style:style style:name="P41" style:family="paragraph" style:parent-style-name="Standard">
      <style:text-properties fo:color="#000000" style:font-name="Andale Mono" fo:font-size="10pt" officeooo:rsid="003a1f0e" officeooo:paragraph-rsid="003a1f0e" style:font-size-asian="10pt" style:font-size-complex="10pt"/>
    </style:style>
    <style:style style:name="P42" style:family="paragraph" style:parent-style-name="Standard">
      <style:text-properties fo:color="#000000" style:font-name="Andale Mono" fo:font-size="10pt" officeooo:rsid="003842fe" officeooo:paragraph-rsid="003842fe" style:font-size-asian="10pt" style:font-size-complex="10pt"/>
    </style:style>
    <style:style style:name="P43" style:family="paragraph" style:parent-style-name="Standard">
      <style:text-properties fo:color="#000000" style:font-name="Monospace" fo:font-size="10pt" officeooo:rsid="0033d4f8" officeooo:paragraph-rsid="0033d4f8" style:font-size-asian="10pt" style:font-size-complex="10pt"/>
    </style:style>
    <style:style style:name="P44" style:family="paragraph" style:parent-style-name="Standard">
      <style:text-properties fo:color="#000000" style:font-name="Monospace" fo:font-size="10pt" officeooo:paragraph-rsid="00232bd9" style:font-size-asian="10pt"/>
    </style:style>
    <style:style style:name="P45" style:family="paragraph" style:parent-style-name="Standard">
      <style:text-properties officeooo:rsid="001df0d7" officeooo:paragraph-rsid="0031d837"/>
    </style:style>
    <style:style style:name="P46" style:family="paragraph" style:parent-style-name="Standard">
      <style:text-properties officeooo:rsid="001abe8a" officeooo:paragraph-rsid="00147acb"/>
    </style:style>
    <style:style style:name="P47" style:family="paragraph" style:parent-style-name="Standard">
      <style:text-properties officeooo:rsid="001abe8a" officeooo:paragraph-rsid="002c6fb1"/>
    </style:style>
    <style:style style:name="P48" style:family="paragraph" style:parent-style-name="Standard">
      <style:text-properties officeooo:rsid="001abe8a" officeooo:paragraph-rsid="0015b959"/>
    </style:style>
    <style:style style:name="P49" style:family="paragraph" style:parent-style-name="Title">
      <style:paragraph-properties fo:text-align="center" style:justify-single-word="false"/>
      <style:text-properties fo:font-weight="bold" officeooo:paragraph-rsid="003a81f1" style:font-weight-asian="bold" style:font-weight-complex="bold"/>
    </style:style>
    <style:style style:name="P50" style:family="paragraph" style:parent-style-name="Standard">
      <style:text-properties style:font-name="Liberation Serif" fo:font-size="12pt" officeooo:rsid="003842fe" officeooo:paragraph-rsid="003b9315" style:font-size-asian="12pt" style:font-size-complex="12pt"/>
    </style:style>
    <style:style style:name="P51" style:family="paragraph" style:parent-style-name="Standard">
      <style:text-properties style:font-name="Liberation Serif" fo:font-size="12pt" officeooo:rsid="003836ea" officeooo:paragraph-rsid="003b9315" style:font-size-asian="12pt" style:font-size-complex="12pt"/>
    </style:style>
    <style:style style:name="P52" style:family="paragraph" style:parent-style-name="Standard">
      <style:text-properties officeooo:rsid="0025e6f5" officeooo:paragraph-rsid="0025f4fa"/>
    </style:style>
    <style:style style:name="T1" style:family="text">
      <style:text-properties officeooo:rsid="001abe8a"/>
    </style:style>
    <style:style style:name="T2" style:family="text">
      <style:text-properties officeooo:rsid="00285309"/>
    </style:style>
    <style:style style:name="T3" style:family="text">
      <style:text-properties officeooo:rsid="002cc64e"/>
    </style:style>
    <style:style style:name="T4" style:family="text">
      <style:text-properties officeooo:rsid="002ebbae"/>
    </style:style>
    <style:style style:name="T5" style:family="text">
      <style:text-properties officeooo:rsid="00303e42"/>
    </style:style>
    <style:style style:name="T6" style:family="text">
      <style:text-properties officeooo:rsid="0031d837"/>
    </style:style>
    <style:style style:name="T7" style:family="text">
      <style:text-properties officeooo:rsid="0033d4f8"/>
    </style:style>
    <style:style style:name="T8" style:family="text">
      <style:text-properties officeooo:rsid="00354caa"/>
    </style:style>
    <style:style style:name="T9" style:family="text">
      <style:text-properties officeooo:rsid="00360c36"/>
    </style:style>
    <style:style style:name="T10" style:family="text">
      <style:text-properties officeooo:rsid="00364a31"/>
    </style:style>
    <style:style style:name="T11" style:family="text">
      <style:text-properties officeooo:rsid="003836ea"/>
    </style:style>
    <style:style style:name="T12" style:family="text">
      <style:text-properties officeooo:rsid="003842fe"/>
    </style:style>
    <style:style style:name="T13" style:family="text">
      <style:text-properties officeooo:rsid="003a1f0e"/>
    </style:style>
    <style:style style:name="T14" style:family="text">
      <style:text-properties officeooo:rsid="002c148c"/>
    </style:style>
    <style:style style:name="T15" style:family="text">
      <style:text-properties officeooo:rsid="003b31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4">Preguntas</text:span> batería <text:span text:style-name="T15">1</text:span></text:p>
      <text:p text:style-name="P1"/>
      <text:p text:style-name="P46">1. Indicar cómo se declara un objeto denominado contador de la clase Contador.</text:p>
      <text:p text:style-name="P7"/>
      <text:p text:style-name="P12"/>
      <text:p text:style-name="P1"/>
      <text:p text:style-name="P47">2. Indicar cómo se declara el método miMetodo() si tiene 'double' como tipo de retorno y dos parámetros int, <text:s/>a y b:</text:p>
      <text:p text:style-name="P2"/>
      <text:p text:style-name="P12"/>
      <text:p text:style-name="P3"/>
      <text:p text:style-name="P48">3. ¿Cómo debe finalizar un método que tenga la obligación de devolver un valor?</text:p>
      <text:p text:style-name="P8"/>
      <text:p text:style-name="P13"/>
      <text:p text:style-name="P3"/>
      <text:p text:style-name="P48">4. ¿Qué palabra reservada se emplea para definir un constructor?</text:p>
      <text:p text:style-name="P3"/>
      <text:p text:style-name="P14"/>
      <text:p text:style-name="P3"/>
      <text:p text:style-name="P4"><text:span text:style-name="T1">5. </text:span>¿<text:span text:style-name="T3">Qué hace el operador new</text:span>?</text:p>
      <text:p text:style-name="P4"/>
      <text:p text:style-name="P14"/>
      <text:p text:style-name="P4"/>
      <text:p text:style-name="P5"><text:span text:style-name="T1">6. </text:span>¿<text:span text:style-name="T4">Qué es el recolector de basura</text:span>?</text:p>
      <text:p text:style-name="P15"/>
      <text:p text:style-name="P16"/>
      <text:p text:style-name="P4"/>
      <text:p text:style-name="P6"><text:span text:style-name="T1">7. </text:span>¿<text:span text:style-name="T5">Qué es this</text:span>?</text:p>
      <text:p text:style-name="P6"/>
      <text:p text:style-name="P17"/>
      <text:p text:style-name="P21"/>
      <text:p text:style-name="P39">8. <text:span text:style-name="T6">¿Un constructor puede tener uno o varios parámetros?</text:span></text:p>
      <text:p text:style-name="P22"/>
      <text:p text:style-name="P20"/>
      <text:p text:style-name="P22"/>
      <text:p text:style-name="P45">9. <text:span text:style-name="T6">Si un método no devuelve valores, ¿qué tipo de retorno debe tener?</text:span></text:p>
      <text:p text:style-name="P23"/>
      <text:p text:style-name="P20"/>
      <text:p text:style-name="P22"/>
      <text:p text:style-name="P36">10. <text:span text:style-name="T7">Indicar las dos sintaxis válidas para declarar una matriz unidimensional de 12 valores de tipo double.</text:span></text:p>
      <text:p text:style-name="P22"/>
      <text:p text:style-name="P43"/>
      <text:p text:style-name="P22"/>
      <text:p text:style-name="P37">11. <text:span text:style-name="T8">Indicar cómo inicializar una matriz unidimensional de enteros a los valores del 1 al 5.</text:span></text:p>
      <text:p text:style-name="P25"/>
      <text:p text:style-name="P18"/>
      <text:p text:style-name="P25"/>
      <text:p text:style-name="P38">12. <text:span text:style-name="T9">Crear un programa que calcule la media de 10 valores almacenados en una matriz de tipo double.</text:span></text:p>
      <text:p text:style-name="P26"/>
      <text:p text:style-name="P44"/>
      <text:p text:style-name="P24"/>
      <text:p text:style-name="P29"><text:soft-page-break/>13. <text:span text:style-name="T10">¿Qué diferencia hay entre los métodos indexOf() y lastIndexOf() de la clase String?</text:span></text:p>
      <text:p text:style-name="P29"/>
      <text:p text:style-name="P33">1<text:span text:style-name="T11">4</text:span>. <text:span text:style-name="T11">En el siguiente fragmento de código, ¿el operador &amp; es de orden de bits o lógico?¿Por qué?</text:span></text:p>
      <text:p text:style-name="P24"/>
      <text:p text:style-name="P50">boolean a, b;</text:p>
      <text:p text:style-name="P50">// …</text:p>
      <text:p text:style-name="P50">if(a &amp; b) …</text:p>
      <text:p text:style-name="P30"/>
      <text:p text:style-name="P30"/>
      <text:p text:style-name="P30"/>
      <text:p text:style-name="P30">1<text:span text:style-name="T11">5</text:span>. <text:span text:style-name="T11">¿Se puede aplicar el operador de orden de bits al tipo double?</text:span></text:p>
      <text:p text:style-name="P19"/>
      <text:p text:style-name="P10"/>
      <text:p text:style-name="P9"/>
      <text:p text:style-name="P33">1<text:span text:style-name="T2">6.</text:span> <text:span text:style-name="T11">Reescribir la siguiente sentencia con el operador '?'</text:span></text:p>
      <text:p text:style-name="P33"/>
      <text:p text:style-name="P51">if(x &lt;0) y = 10;</text:p>
      <text:p text:style-name="P51">else y = 20;</text:p>
      <text:p text:style-name="P51"/>
      <text:p text:style-name="P51"/>
      <text:p text:style-name="P11"/>
      <text:p text:style-name="P31">1<text:span text:style-name="T12">7</text:span>. <text:span text:style-name="T12">¿Es un error superar el final de una matriz?</text:span></text:p>
      <text:p text:style-name="P40"/>
      <text:p text:style-name="P35"/>
      <text:p text:style-name="P35"/>
      <text:p text:style-name="P32">1<text:span text:style-name="T12">8</text:span>. <text:span text:style-name="T12">¿Es un error indexar una matriz con un valor negativo?</text:span></text:p>
      <text:p text:style-name="P24"/>
      <text:p text:style-name="P24"/>
      <text:p text:style-name="P35"/>
      <text:p text:style-name="P35">1<text:span text:style-name="T12">9</text:span>. <text:span text:style-name="T12">¿Como es el operador de desplazamiento a la derecha sin signo?</text:span></text:p>
      <text:p text:style-name="P27"/>
      <text:p text:style-name="P42"/>
      <text:p text:style-name="P34"/>
      <text:p text:style-name="P34"><text:span text:style-name="T13">20</text:span>. <text:span text:style-name="T12">¿Puede utilizarse un String como tipo de evaluación de una instrucción switch?</text:span></text:p>
      <text:p text:style-name="P28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0-30T17:31:45.277953159</meta:creation-date>
    <dc:date>2015-01-21T12:55:26.491000000</dc:date>
    <meta:editing-duration>PT13H19M47S</meta:editing-duration>
    <meta:editing-cycles>39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26" meta:word-count="270" meta:character-count="1469" meta:non-whitespace-character-count="1224"/>
  </office:meta>
</office:document-meta>
</file>